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1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7.065cm"/>
    </style:style>
    <style:style style:name="pr6" style:family="presentation" style:parent-style-name="Default-subtitle">
      <style:graphic-properties draw:fill-color="#ffffff" fo:min-height="13.927cm"/>
    </style:style>
    <style:style style:name="P1" style:family="paragraph">
      <style:paragraph-properties fo:text-align="start"/>
    </style:style>
    <style:style style:name="P2" style:family="paragraph">
      <style:text-properties fo:font-size="111pt" style:font-size-asian="111pt" style:font-size-complex="111p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text-properties fo:font-size="20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paragraph-properties fo:text-align="start"/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32pt"/>
    </style:style>
    <style:style style:name="T2" style:family="text">
      <style:text-properties fo:font-size="111pt" style:font-size-asian="111pt" style:font-size-complex="111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mmunication Procedures</text:p>
          </draw:text-box>
        </draw:frame>
        <draw:frame presentation:style-name="pr2" draw:text-style-name="P1" draw:layer="layout" svg:width="25.199cm" svg:height="15.193cm" svg:x="1.4cm" svg:y="3.407cm" presentation:class="subtitle" presentation:user-transformed="true">
          <draw:text-box>
            <text:list text:style-name="L1">
              <text:list-item>
                <text:p text:style-name="P1">User Authorization Sequence</text:p>
              </text:list-item>
              <text:list-item>
                <text:p text:style-name="P1"><text:span text:style-name="T1">Continuous</text:span> User Presence Sequence</text:p>
              </text:list-item>
              <text:list-item>
                <text:p text:style-name="P1">Get User Details Sequence</text:p>
              </text:list-item>
              <text:list-item>
                <text:p text:style-name="P1">Update Sequence</text:p>
              </text:list-item>
              <text:list-item>
                <text:p text:style-name="P1">Send Message Sequence</text:p>
              </text:list-item>
              <text:list-item>
                <text:p text:style-name="P1">Receive Message Sequence</text:p>
              </text:list-item>
              <text:list-item>
                <text:p text:style-name="P1">Login Sequence</text:p>
              </text:list-item>
              <text:list-item>
                <text:p text:style-name="P1">Logout Sequence</text:p>
              </text:list-item>
              <text:list-item>
                <text:p text:style-name="P1">History Request Sequence</text:p>
              </text:list-item>
              <text:list-item>
                <text:p text:style-name="P1">Join Room Sequence</text:p>
              </text:list-item>
              <text:list-item>
                <text:p text:style-name="P1">Leaving Room Sequence</text:p>
              </text:list-item>
              <text:list-item>
                <text:p text:style-name="P1">Put User In Black List Sequenc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breviations</text:p>
          </draw:text-box>
        </draw:frame>
        <draw:frame presentation:style-name="pr4" draw:text-style-name="P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2">TS – from client to server</text:span></text:p>
              </text:list-item>
              <text:list-item>
                <text:p><text:span text:style-name="T2">TC – from server to client </text:span></text:p>
              </text:list-item>
              <text:list-item>
                <text:p><text:span text:style-name="T2">UTU – from client to client</text:span></text:p>
              </text:list-item>
              <text:list-item>
                <text:p><text:span text:style-name="T2">RSA – asynchronous cipher algorithm</text:span></text:p>
              </text:list-item>
              <text:list-item>
                <text:p><text:span text:style-name="T2">“</text:span><text:span text:style-name="T2">salt” – randomly generated 8 bytes long hexadecimal number used to make difficult to predict user login and password </text:span></text:p>
              </text:list-item>
              <text:list-item>
                <text:p><text:span text:style-name="T2">“</text:span><text:span text:style-name="T2">user_salt” - salt that is generated for every new user and must be regenerated every month</text:span></text:p>
              </text:list-item>
              <text:list-item>
                <text:p><text:span text:style-name="T2">Hash – hashing algorithm function using to protect user data</text:span></text:p>
              </text:list-item>
              <text:list-item>
                <text:p><text:span text:style-name="T2">“</text:span><text:span text:style-name="T2">user_status”</text:span></text:p>
              </text:list-item>
              <text:list-item>
                <text:p><text:span text:style-name="T2">“</text:span><text:span text:style-name="T2">user_status_offline” – see user_status</text:span></text:p>
              </text:list-item>
              <text:list-item>
                <text:p text:style-name="P1"><text:span text:style-name="T2">“</text:span><text:span text:style-name="T2">blocked_user_list”</text:span></text:p>
              </text:list-item>
              <text:list-item>
                <text:p text:style-name="P1"><text:span text:style-name="T2">user_id</text:span></text:p>
              </text:list-item>
              <text:list-item>
                <text:p text:style-name="P1"><text:span text:style-name="T2">user_details</text:span></text:p>
              </text:list-item>
              <text:list-item>
                <text:p text:style-name="P1"><text:span text:style-name="T2">impossible_to_send_user_list</text:span></text:p>
              </text:list-item>
              <text:list-item>
                <text:p text:style-name="P1"><text:span text:style-name="T2">friend_status_list</text:span></text:p>
              </text:list-item>
              <text:list-item>
                <text:p text:style-name="P1"><text:span text:style-name="T2">room_id_list</text:span></text:p>
              </text:list-item>
              <text:list-item>
                <text:p text:style-name="P1"><text:span text:style-name="T2">“</text:span><text:span text:style-name="T2">data”</text:span></text:p>
              </text:list-item>
              <text:list-item>
                <text:p text:style-name="P1"><text:span text:style-name="T2">certific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User Authorization Sequence</text:p>
              </text:list-header>
            </text:list>
          </draw:text-box>
        </draw:frame>
        <draw:frame presentation:style-name="pr5" draw:text-style-name="P3" draw:layer="layout" svg:width="25.199cm" svg:height="17.065cm" svg:x="1.4cm" svg:y="2.747cm" presentation:class="subtitle" presentation:user-transformed="true">
          <draw:text-box>
            <text:list text:style-name="L1">
              <text:list-item>
                <text:p text:style-name="P1"><text:span text:style-name="T3">(TS)Session detail request: PackageSessionDetailRequest(P,G,Q,RSAPublicKey)</text:span></text:p>
              </text:list-item>
              <text:list-item>
                <text:p text:style-name="P1"><text:span text:style-name="T3">(TC)SessionID assigment: PackageSessionID(session_id)</text:span></text:p>
              </text:list-item>
              <text:list-item>
                <text:p text:style-name="P1"><text:span text:style-name="T3">(TS)Ping </text:span><text:span text:style-name="T4">RSA(PackagePing(0, 0, 0))</text:span></text:p>
              </text:list-item>
              <text:list-item>
                <text:p text:style-name="P1"><text:span text:style-name="T3">(TC)Session response: RSA(PackageSessionDetailsResponse(encoded_certificate, AgreedValueLength, StaticPublicKey, EphemeralPublicKey))</text:span></text:p>
              </text:list-item>
              <text:list-item>
                <text:p text:style-name="P1"><text:span text:style-name="T3">(TS)User login send: AES(PackageLoginCheck(login))</text:span></text:p>
              </text:list-item>
              <text:list-item>
                <text:p text:style-name="P1"><text:span text:style-name="T3">(TS)Ping AES</text:span><text:span text:style-name="T4">(PackagePing(</text:span><text:span text:style-name="T3">login</text:span><text:span text:style-name="T4">, 0, 0))</text:span></text:p>
              </text:list-item>
              <text:list-item>
                <text:p text:style-name="P1"><text:span text:style-name="T3">(TC)User salt receive: AES(PackageUserSalt(user_salt))</text:span></text:p>
              </text:list-item>
              <text:list-item>
                <text:p text:style-name="P1"><text:span text:style-name="T3">(TS)User password send: AES(PackagePasswordCheck(Hash(user_salt + password)))</text:span></text:p>
              </text:list-item>
              <text:list-item>
                <text:p text:style-name="P1"><text:span text:style-name="T3">(TS)AES(PackagePing(login, hash(user_salt, password), user_status_online))</text:span></text:p>
              </text:list-item>
              <text:list-item>
                <text:p text:style-name="P1"><text:span text:style-name="T3">(TC)Authorization Acknowledgement: AES(PackageLoginAccept(user_id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Continuous User Presence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(TS) Ping send: </text:span></text:p>
                <text:p text:style-name="P1"><text:span text:style-name="T6">RSA(PackagePing(login, hash(user_salt, password), user_status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Get User Details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Continuous User Presence Sequence</text:span></text:p>
              </text:list-item>
              <text:list-item>
                <text:p text:style-name="P1"><text:span text:style-name="T6">(TS)User detail request: RSA(PackageRequestUserDetails(user_id))</text:span></text:p>
                <text:p text:style-name="P1"><text:span text:style-name="T7">--server need to get details from database so tcp connection is disconnected.</text:span></text:p>
              </text:list-item>
              <text:list-item>
                <text:p text:style-name="P1"><text:span text:style-name="T6">Continuous User Presence Sequence</text:span></text:p>
              </text:list-item>
              <text:list-item>
                <text:p text:style-name="P1"><text:span text:style-name="T6">(TC)User detail response: RSA(PackageResponseUserDetails(user_details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Update Sequence</text:span></text:p>
              </text:list-header>
            </text:list>
          </draw:text-box>
        </draw:frame>
        <draw:frame presentation:style-name="pr6" draw:text-style-name="P7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4">Continuous User Presence Sequence </text:span></text:p>
              </text:list-item>
              <text:list-item>
                <text:p text:style-name="P1"><text:span text:style-name="T4">(TC)Black list update: RSA(PackageBlackListUpdate(blocked_user_list))*</text:span></text:p>
              </text:list-item>
              <text:list-item>
                <text:p text:style-name="P1"><text:span text:style-name="T4">(TC)Black list presence update: RSA(PackageBlackListPresenceUpdate(impossible_to_send_user_list))*</text:span></text:p>
              </text:list-item>
              <text:list-item>
                <text:p text:style-name="P1"><text:span text:style-name="T4">(TC)Friend status update: RSA(PackageFriendStatusUpdate(friend_status_list))*</text:span></text:p>
              </text:list-item>
              <text:list-item>
                <text:p text:style-name="P1"><text:span text:style-name="T4">(TC)Room presence update: RSA(PackageRoomPresenceUpdate(room_id_list))*</text:span></text:p>
                <text:p text:style-name="P1"><text:span text:style-name="T4"/></text:p>
                <text:p text:style-name="P1"><text:span text:style-name="T4">*if its during Login Sequence it receive all packages, but if its not then receive only package that proper user ne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Send Message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Continuous User Presence Sequence</text:span></text:p>
              </text:list-item>
              <text:list-item>
                <text:p text:style-name="P1"><text:span text:style-name="T6">(TS) Send Message or Notification: RSA(PackageUserMessage(data)) or RSA(PackageUserNotification(data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Receive Message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Continuous User Presence Sequence</text:span></text:p>
              </text:list-item>
              <text:list-item>
                <text:p text:style-name="P1"><text:span text:style-name="T6">(TC) Receive Message or Notification: RSA(PackageUserMessage(data)) or RSA(PackageUserNotification(data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Login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User Authorization Sequence</text:span></text:p>
              </text:list-item>
              <text:list-item>
                <text:p text:style-name="P1"><text:span text:style-name="T6">Get User Details Sequence(user_id)</text:span></text:p>
              </text:list-item>
              <text:list-item>
                <text:p text:style-name="P1"><text:span text:style-name="T6">Update Sequence</text:span></text:p>
              </text:list-item>
              <text:list-item>
                <text:p text:style-name="P1"><text:span text:style-name="T6">Receive Message 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Logout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Continuous User Presence Sequence*</text:span></text:p>
                <text:p text:style-name="P1"><text:span text:style-name="T6"/></text:p>
                <text:p text:style-name="P1"><text:span text:style-name="T6">*with user_status_offline statu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History Request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Continuous User Presence Sequence</text:span></text:p>
              </text:list-item>
              <text:list-item>
                <text:p text:style-name="P1"><text:span text:style-name="T6">(TS)Request message history send: RSA(PackageRequestMessageHistory(room_id, last_message_id))</text:span></text:p>
              </text:list-item>
              <text:list-item>
                <text:p text:style-name="P1"><text:span text:style-name="T6">Receive Message 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Join Room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Continuous User Presence Sequence</text:span></text:p>
              </text:list-item>
              <text:list-item>
                <text:p text:style-name="P1"><text:span text:style-name="T6">(TS)Request join room send: RSA(PackageRequestJoinRoom(room_id))</text:span></text:p>
              </text:list-item>
              <text:list-item>
                <text:p text:style-name="P1"><text:span text:style-name="T6">Update 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Leaving Room Sequence</text:span></text:p>
              </text:list-header>
            </text:list>
          </draw:text-box>
        </draw:frame>
        <draw:frame presentation:style-name="pr6" draw:text-style-name="P8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8">Continuous User Presence Sequence</text:span></text:p>
              </text:list-item>
              <text:list-item>
                <text:p text:style-name="P1"><text:span text:style-name="T8">(TS)Request leaving room send: RSA(PackageRequestLeavingRoom(room_id))</text:span></text:p>
              </text:list-item>
              <text:list-item>
                <text:p text:style-name="P1"><text:span text:style-name="T8">Update 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Put User In Black List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Continuous User Presence Sequence</text:span></text:p>
              </text:list-item>
              <text:list-item>
                <text:p text:style-name="P1"><text:span text:style-name="T6">(TS)Block user notification send: RSA(PackageSetUserInBlackList(user_id))</text:span></text:p>
              </text:list-item>
              <text:list-item>
                <text:p text:style-name="P1"><text:span text:style-name="T6">Update 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5T18:21:19.988440436</meta:creation-date>
    <meta:generator>LibreOffice/4.3.3.2$Linux_X86_64 LibreOffice_project/430m0$Build-2</meta:generator>
    <meta:editing-duration>PT35M53S</meta:editing-duration>
    <meta:editing-cycles>21</meta:editing-cycles>
    <dc:date>2016-10-26T23:30:57.364553883</dc:date>
    <dc:creator>Luxan </dc:creator>
    <meta:document-statistic meta:object-count="77"/>
  </office:meta>
</office:document-meta>
</file>